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AA000001542D1722315EF7D0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3cm" svg:height="10.037cm" draw:transform="rotate (1.5707963267949) translate (5.213cm 28.693cm)">
          <draw:image xlink:href="Pictures/10000001000003AA000001542D1722315EF7D0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8:44:43.792869287</meta:creation-date>
    <meta:print-date>2023-09-14T08:45:35.674970574</meta:print-date>
    <dc:date>2023-09-14T09:24:11.959261383</dc:date>
    <meta:editing-duration>PT39M28S</meta:editing-duration>
    <meta:editing-cycles>1</meta:editing-cycles>
    <meta:document-statistic meta:object-count="1"/>
    <meta:generator>LibreOffice/7.5.6.2$Linux_X86_64 LibreOffice_project/50$Build-2</meta:generator>
  </office:meta>
</office:document-meta>
</file>